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666666" loext:opacity="100%"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9a3ad" officeooo:paragraph-rsid="01b9a3ad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fo:font-weight="normal" officeooo:paragraph-rsid="01b63a5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fo:color="#1c1c1c" loext:opacity="100%" style:font-name="Open Sans" fo:font-size="14pt" fo:font-style="itali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officeooo:rsid="01b6a83e" officeooo:paragraph-rsid="01b6a83e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Open Sans" style:font-name-complex="Times New Roman1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b7bcbb" style:font-size-asian="22pt" style:font-weight-asian="bold" style:font-size-complex="22pt" style:font-weight-complex="bold"/>
    </style:style>
    <style:style style:name="T5" style:family="text">
      <style:text-properties officeooo:rsid="01b9a3ad"/>
    </style:style>
    <style:style style:name="T6" style:family="text">
      <style:text-properties officeooo:rsid="006703d0"/>
    </style:style>
    <style:style style:name="T7" style:family="text">
      <style:text-properties officeooo:rsid="01bafcc1"/>
    </style:style>
    <style:style style:name="T8" style:family="text">
      <style:text-properties officeooo:rsid="01b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Архітектура комп’ютерів</text:p>
      <text:p text:style-name="P7"/>
      <text:p text:style-name="P8"><text:span text:style-name="T3">Лабораторна робота №</text:span><text:span text:style-name="T4">1</text:span></text:p>
      <text:p text:style-name="P8"/>
      <text:p text:style-name="P9">«<text:span text:style-name="T5">undefined</text:span>»</text:p>
      <text:p text:style-name="P5"/>
      <text:p text:style-name="P5"/>
      <text:p text:style-name="P5"/>
      <text:p text:style-name="P5"/>
      <text:p text:style-name="P5"/>
      <text:p text:style-name="P10"/>
      <text:p text:style-name="P11">Виконав: </text:p>
      <text:p text:style-name="P12">студент групи ІО-32</text:p>
      <text:p text:style-name="P12"><text:s/>Крадожон М. </text:p>
      <text:p text:style-name="P12"/>
      <text:p text:style-name="P11">Перевірив<text:span text:style-name="T6">(-ла)</text:span>: </text:p>
      <text:p text:style-name="P13"><text:span text:style-name="T7">Каплунов</text:span><text:span text:style-name="T8"> </text:span><text:span text:style-name="T7">А</text:span>.</text:p>
      <text:p text:style-name="P14"/>
      <text:p text:style-name="P15"/>
      <text:p text:style-name="P16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05</meta:editing-cycles>
    <meta:creation-date>2023-09-08T15:48:00</meta:creation-date>
    <dc:date>2025-09-17T12:31:27.440323173</dc:date>
    <meta:editing-duration>P3DT2H4M27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34" meta:character-count="291" meta:non-whitespace-character-count="267"/>
    <meta:user-defined meta:name="AppVersion">16.0000</meta:user-defined>
    <meta:template xlink:type="simple" xlink:actuate="onRequest" xlink:title="Normal.dotm" xlink:href=""/>
  </office:meta>
</office:document-meta>
</file>